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97cm" svg:stroke-color="#000000" draw:stroke-linejoin="miter" draw:fill="none" fo:padding-top="0.323cm" fo:padding-bottom="0.323cm" fo:padding-left="0.448cm" fo:padding-right="0.448cm"/>
    </style:style>
    <style:style style:name="gr2" style:family="graphic" style:parent-style-name="standard">
      <style:graphic-properties draw:stroke="solid" svg:stroke-width="0.47cm" svg:stroke-color="#000000" draw:stroke-linejoin="miter" draw:fill="none" fo:padding-top="0.36cm" fo:padding-bottom="0.36cm" fo:padding-left="0.485cm" fo:padding-right="0.485cm"/>
    </style:style>
    <style:style style:name="gr3" style:family="graphic" style:parent-style-name="standard">
      <style:graphic-properties draw:stroke="solid" svg:stroke-width="0.411cm" svg:stroke-color="#000000" draw:stroke-linejoin="miter" draw:fill="none" fo:padding-top="0.33cm" fo:padding-bottom="0.33cm" fo:padding-left="0.455cm" fo:padding-right="0.455cm"/>
    </style:style>
    <style:style style:name="gr4" style:family="graphic" style:parent-style-name="objectwithoutfill">
      <style:graphic-properties svg:stroke-width="0.423cm" draw:marker-start-width="0.835cm" draw:marker-end-width="0.835cm" draw:fill="none" draw:textarea-vertical-align="middle" fo:padding-top="0.337cm" fo:padding-bottom="0.337cm" fo:padding-left="0.462cm" fo:padding-right="0.462cm"/>
    </style:style>
    <style:style style:name="gr5" style:family="graphic" style:parent-style-name="standard">
      <style:graphic-properties draw:stroke="solid" svg:stroke-width="0.399cm" svg:stroke-color="#000000" draw:stroke-linejoin="miter" draw:fill="none" fo:padding-top="0.324cm" fo:padding-bottom="0.324cm" fo:padding-left="0.449cm" fo:padding-right="0.449cm"/>
    </style:style>
    <style:style style:name="gr6" style:family="graphic" style:parent-style-name="standard">
      <style:graphic-properties draw:stroke="solid" svg:stroke-width="0.454cm" svg:stroke-color="#000000" draw:stroke-linejoin="miter" draw:fill="none" fo:padding-top="0.352cm" fo:padding-bottom="0.352cm" fo:padding-left="0.477cm" fo:padding-right="0.477cm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Clock" draw:style-name="dp1" draw:master-page-name="Default">
        <draw:path draw:style-name="gr1" draw:text-style-name="P1" draw:layer="layout" svg:width="22.284cm" svg:height="22.284cm" svg:x="1.983cm" svg:y="7.421cm" svg:viewBox="0 0 22285 22285" svg:d="M22285 11142c0 2052-468 3795-1493 5571-1026 1777-2302 3053-4079 4079-1776 1025-3519 1493-5571 1493-2051 0-3794-468-5571-1493-1776-1026-3053-2302-4078-4079-1026-1776-1493-3519-1493-5571 0-2051 467-3794 1493-5571 1025-1776 2302-3053 4078-4078 1777-1026 3520-1493 5571-1493 2052 0 3795 467 5571 1493 1777 1025 3053 2302 4079 4078 1025 1777 1493 3520 1493 5571z">
          <text:p/>
        </draw:path>
        <draw:polyline draw:style-name="gr1" draw:text-style-name="P1" draw:layer="layout" svg:width="5.911cm" svg:height="11.092cm" svg:x="13.146cm" svg:y="7.471cm" svg:viewBox="0 0 5912 11093" draw:points="0,0 0,11093 5912,5181">
          <text:p/>
        </draw:polyline>
      </draw:page>
      <draw:page draw:name="Clover" draw:style-name="dp1" draw:master-page-name="Default">
        <draw:path draw:style-name="gr2" draw:text-style-name="P1" draw:layer="layout" svg:width="19.554cm" svg:height="31.024cm" svg:x="3.355cm" svg:y="3.052cm" svg:viewBox="0 0 19555 31025" svg:d="M9998 31025c2742-7805 0-8515 0-21270 0 0 6886 9184 9266 3376 2248-5485-9266-3376-9266-3376 0 0 6888-9862 0-9754-4303 67-4341 3676 0 9754 0 0-12694-1683-9475 4314 2452 4567 9475-4314 9475-4314">
          <text:p/>
        </draw:path>
      </draw:page>
      <draw:page draw:name="fan" draw:style-name="dp1" draw:master-page-name="Default">
        <draw:path draw:style-name="gr1" draw:text-style-name="P1" draw:layer="layout" svg:width="21.975cm" svg:height="18.548cm" svg:x="2.137cm" svg:y="9.29cm" svg:viewBox="0 0 21976 18549" svg:d="M10989 0c-5431 6-8936 3416-10989 8484l10989 3845 10987-3845c-1174-5243-5521-8479-10987-8484zM10989 12329l-5235 3281c1202 1968 2635 2928 5235 2933 2752 101 4307-1033 5207-2933z">
          <text:p/>
        </draw:path>
      </draw:page>
      <draw:page draw:name="heart" draw:style-name="dp1" draw:master-page-name="Default">
        <draw:path draw:style-name="gr1" draw:text-style-name="P1" draw:layer="layout" svg:width="21.114cm" svg:height="21.174cm" svg:x="2.569cm" svg:y="7.977cm" svg:viewBox="0 0 21115 21175" svg:d="M5245 0c-2897 0-5245 2348-5245 5245 1 1954 1121 5282 3421 7856l7060 8074 6720-7963c2180-2302 3912-6004 3914-7967 0-2897-2348-5245-5245-5245s-5355 4478-5355 4478c0 0-2373-4478-5270-4478z">
          <text:p/>
        </draw:path>
      </draw:page>
      <draw:page draw:name="nautilus" draw:style-name="dp1" draw:master-page-name="Default">
        <draw:path draw:style-name="gr1" draw:text-style-name="P1" draw:layer="layout" svg:width="22.742cm" svg:height="18.453cm" svg:x="2.127cm" svg:y="8.248cm" svg:viewBox="0 0 22743 18454" svg:d="M22651 13768c364-2918-366-5959-2014-8394s-4201-4243-7045-4990c-3046-800-6435-352-9072 1370-1318 861-2440 2025-3231 3387-790 1362-1244 2921-1286 4495s333 3160 1095 4538c762 1377 1913 2541 3295 3297 1381 756 2989 1099 4556 948 1567-152 3086-800 4264-1846 1338-1188 2221-2908 2294-4696 36-895-126-1798-486-2618-359-819-916-1554-1619-2108-831-657-1869-1058-2928-1096s-2133 292-2968 945c-835 652-1418 1627-1567 2676s147 2161 823 2976c263 318 582 591 945 786s772 309 1184 312 827-107 1173-331c345-225 618-564 746-956 162-501 73-1077-233-1506-306-428-822-699-1348-708">
          <text:p/>
        </draw:path>
        <draw:line draw:style-name="gr1" draw:text-style-name="P1" draw:layer="layout" svg:x1="17.643cm" svg:y1="20.693cm" svg:x2="24.775cm" svg:y2="22.005cm">
          <text:p/>
        </draw:line>
      </draw:page>
      <draw:page draw:name="star" draw:style-name="dp1" draw:master-page-name="Default">
        <draw:polygon draw:style-name="gr1" draw:text-style-name="P1" draw:layer="layout" svg:width="22.15cm" svg:height="21.166cm" svg:x="2.052cm" svg:y="7.993cm" svg:viewBox="0 0 22151 21167" draw:points="18111,20966 11213,17468 4421,21167 5617,13526 0,8209 7637,6985 10958,0 14482,6885 22151,7885 16692,13364">
          <text:p/>
        </draw:polygon>
      </draw:page>
      <draw:page draw:name="windmill" draw:style-name="dp1" draw:master-page-name="Default">
        <draw:path draw:style-name="gr1" draw:text-style-name="P1" draw:layer="layout" svg:width="21.989cm" svg:height="21.982cm" svg:x="2.134cm" svg:y="7.569cm" svg:viewBox="0 0 21990 21983" svg:d="M16386 1410c-1726-970-3409-1410-5390-1410-2027 0-3749 462-5504 1475-27 15-49 28-76 44l5575 9472zM10991 10991l9590 5400c969-1727 1409-3409 1409-5389 0-2026-462-3749-1475-5504-17-29-32-54-49-83zM10991 10991l-5393 9579c1729 972 3414 1413 5397 1413 2026 0 3749-461 5504-1475 25-14 45-26 70-40zM10991 10991l-9581-5394c-970 1726-1410 3410-1410 5390 0 2027 462 3749 1475 5504 15 27 28 49 44 76z">
          <text:p/>
        </draw:path>
      </draw:page>
      <draw:page draw:name="hearts" draw:style-name="dp1" draw:master-page-name="Default">
        <draw:path draw:style-name="gr1" draw:text-style-name="P1" draw:layer="layout" svg:width="21.114cm" svg:height="21.174cm" svg:x="2.569cm" svg:y="7.977cm" svg:viewBox="0 0 21115 21175" svg:d="M5245 0c-2897 0-5245 2348-5245 5245 1 1954 1121 5282 3421 7856l7060 8074 6720-7963c2180-2302 3912-6004 3914-7967 0-2897-2348-5245-5245-5245s-5355 4478-5355 4478c0 0-2373-4478-5270-4478z">
          <text:p/>
        </draw:path>
      </draw:page>
      <draw:page draw:name="C" draw:style-name="dp1" draw:master-page-name="Default">
        <draw:path draw:style-name="gr3" draw:text-style-name="P1" draw:layer="layout" svg:width="18.688cm" svg:height="22.962cm" svg:x="3.782cm" svg:y="7.082cm" svg:viewBox="0 0 18689 22963" svg:d="M10048 0c-1850 0-3422 481-5024 1538s-2753 2372-3678 4203c-925 1830-1346 3627-1346 5741 0 2113 421 3910 1346 5740 925 1831 2076 3146 3678 4203s3174 1538 5024 1538c1844-3 3412-484 5010-1538 1574-1039 2708-2324 3631-4113l-2283-1228c-685 1237-1492 2123-2601 2855-1198 790-2374 1151-3757 1153-1388 0-2567-361-3768-1153-1201-793-2065-1779-2758-3152-694-1373-1010-2720-1010-4305v-1c0-1585 316-2932 1010-4305 693-1373 1557-2359 2758-3152 1201-792 2380-1153 3768-1153 1383 2 2559 363 3757 1153 1021 674 1775 1470 2443 2580l2292-1232c-913-1662-1996-2853-3483-3834-1597-1054-3165-1535-5009-1538z">
          <text:p/>
        </draw:path>
        <draw:line draw:style-name="gr4" draw:text-style-name="P2" draw:layer="layout" svg:x1="13.716cm" svg:y1="7.112cm" svg:x2="14.605cm" svg:y2="7.112cm">
          <text:p/>
        </draw:line>
      </draw:page>
      <draw:page draw:name="flag" draw:style-name="dp1" draw:master-page-name="Default">
        <draw:path draw:style-name="gr1" draw:text-style-name="P1" draw:layer="layout" svg:width="17.072cm" svg:height="30.703cm" svg:x="4.589cm" svg:y="3.548cm" svg:viewBox="0 0 17073 30704" svg:d="M33 30704v-30704c3820 2940 5435 0 8153 0 2962 0 4588 2406 8887 0v10324c-3609 3574-5480 0-8219 0-2951 0-5702 3708-8854 0">
          <text:p/>
        </draw:path>
      </draw:page>
      <draw:page draw:name="lollipop" draw:style-name="dp1" draw:master-page-name="Default">
        <draw:path draw:style-name="gr1" draw:text-style-name="P1" draw:layer="layout" svg:width="13.752cm" svg:height="13.752cm" svg:x="6.25cm" svg:y="4.509cm" svg:viewBox="0 0 13753 13753" svg:d="M13753 6877c0 1266-288 2342-921 3438s-1421 1884-2517 2517-2172 921-3438 921-2342-288-3439-921c-1096-633-1884-1421-2517-2517s-921-2172-921-3438 288-2342 921-3439c633-1096 1421-1884 2517-2517 1097-633 2173-921 3439-921s2342 288 3438 921 1884 1421 2517 2517c633 1097 921 2173 921 3439z">
          <text:p/>
        </draw:path>
        <draw:path draw:style-name="gr5" draw:text-style-name="P1" draw:layer="layout" svg:width="7.584cm" svg:height="10.177cm" svg:x="10.47cm" svg:y="8.095cm" svg:viewBox="0 0 7585 10178" svg:d="M2522 3838c758 206 100 1138-337 1278-1186 379-2133-888-2182-1963-88-1921 1772-3242 3532-3148 2581 138 4281 2716 4025 5202-260 2528-2291 4514-4710 4971">
          <text:p/>
        </draw:path>
        <draw:line draw:style-name="gr6" draw:text-style-name="P1" draw:layer="layout" svg:x1="13.126cm" svg:y1="18.326cm" svg:x2="13.126cm" svg:y2="35.423cm">
          <text:p/>
        </draw:line>
      </draw:page>
      <draw:page draw:name="spikes" draw:style-name="dp1" draw:master-page-name="Default">
        <draw:path draw:style-name="gr1" draw:text-style-name="P1" draw:layer="layout" svg:width="23.689cm" svg:height="13.831cm" svg:x="1.28cm" svg:y="11.587cm" svg:viewBox="0 0 23690 13832" svg:d="M11845 0l-1489 5695c-953 178-1734 466-2574 951-838 484-1478 1015-2107 1750l-5675-1557 4191 4141c-325 912-468 1731-471 2698 2 54 5 100 8 154h16239c2-54 3-100 4-154-4-968-146-1787-471-2698l4190-4141-5681 1559c-630-736-1271-1269-2110-1753-837-483-1615-771-2564-95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5cm" fo:page-height="37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1-21T23:38:36.512000000</dc:date>
    <meta:editing-duration>PT46M41S</meta:editing-duration>
    <meta:editing-cycles>5</meta:editing-cycles>
    <meta:generator>LibreOffice/5.2.4.2$Windows_X86_64 LibreOffice_project/3d5603e1122f0f102b62521720ab13a38a4e0eb0</meta:generator>
    <meta:document-statistic meta:object-count="17"/>
  </office:meta>
</office:document-meta>
</file>